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settings.xml" manifest:media-type="text/xml"/>
  <manifest:file-entry manifest:full-path="Object 2/Pictures/10000000000001230000019E07C377E9.png" manifest:media-type="image/png"/>
  <manifest:file-entry manifest:full-path="Object 2/" manifest:version="1.2" manifest:media-type="application/vnd.oasis.opendocument.graphics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000000004B0000002585BC49250.png" manifest:media-type="image/png"/>
  <manifest:file-entry manifest:full-path="Object 1/" manifest:version="1.2" manifest:media-type="application/vnd.oasis.opendocument.graphics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LIVEOIL" fo:font-size="12pt" fo:font-weight="bold" style:font-name-asian="OLIVEOIL" style:font-size-asian="12pt" style:font-weight-asian="bold" style:font-name-complex="OLIVEOIL" style:font-size-complex="12pt" style:font-weight-complex="bol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73a60" style:font-name-asian="OzHandicraft BT" style:font-size-asian="16pt" style:font-name-complex="OzHandicraft BT" style:font-size-complex="16p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paragraph-rsid="0017f6f5" style:font-name-asian="OzHandicraft BT" style:font-size-asian="16pt" style:font-name-complex="OzHandicraft BT" style:font-size-complex="16p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6pt" officeooo:rsid="001d5c9e" officeooo:paragraph-rsid="001d5c9e" style:font-name-asian="OzHandicraft BT" style:font-size-asian="16pt" style:font-name-complex="OzHandicraft BT" style:font-size-complex="16p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3a60" style:font-name-asian="OzHandicraft BT" style:font-size-asian="14pt" style:font-name-complex="OzHandicraft BT" style:font-size-complex="14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759a5" style:font-name-asian="OzHandicraft BT" style:font-size-asian="14pt" style:font-name-complex="OzHandicraft BT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1b990e" style:font-name-asian="OzHandicraft BT" style:font-size-asian="14pt" style:font-name-complex="OzHandicraft BT" style:font-size-complex="14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16pt" fo:font-weight="normal" officeooo:rsid="001d5c9e" officeooo:paragraph-rsid="001d5c9e" style:font-size-asian="16pt" style:font-weight-asian="normal" style:font-size-complex="16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5.08cm" style:auto-text-indent="false"/>
      <style:text-properties fo:color="#000000" style:font-name="OLIVEOIL" fo:font-size="12pt" style:font-name-asian="OLIVEOIL" style:font-size-asian="12pt" style:font-name-complex="OLIVEOIL" style:font-size-complex="12pt"/>
    </style:style>
    <style:style style:name="P15" style:family="paragraph" style:parent-style-name="Standard" style:master-page-name="Page_20_Style_20_1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/>
      <style:text-properties fo:color="#000000" style:font-name="OLIVEOIL" fo:font-size="12pt" style:font-name-asian="OLIVEOIL" style:font-size-asian="12pt" style:font-name-complex="OLIVEOIL" style:font-size-complex="12pt"/>
    </style:style>
    <style:style style:name="P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0ccae" style:font-name-asian="OzHandicraft BT" style:font-size-asian="14pt" style:font-name-complex="OzHandicraft B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OzHandicraft BT" fo:font-size="14pt" officeooo:paragraph-rsid="0025f6a5" style:font-name-asian="OzHandicraft BT" style:font-size-asian="14pt" style:font-name-complex="OzHandicraft BT" style:font-size-complex="14pt"/>
    </style:style>
    <style:style style:name="P18" style:family="paragraph">
      <style:paragraph-properties fo:text-align="center"/>
    </style:style>
    <style:style style:name="P19" style:family="paragraph">
      <loext:graphic-properties draw:fill-color="#ff3333"/>
      <style:paragraph-properties fo:text-align="center"/>
      <style:text-properties fo:font-size="12pt"/>
    </style:style>
    <style:style style:name="T1" style:family="text">
      <style:text-properties fo:color="#000000" style:font-name="OLIVEOIL" fo:font-size="12pt" style:font-name-asian="OLIVEOIL" style:font-size-asian="12pt" style:font-name-complex="OLIVEOIL" style:font-size-complex="12pt"/>
    </style:style>
    <style:style style:name="T2" style:family="text">
      <style:text-properties fo:color="#000000" style:font-name="OLIVEOIL" fo:font-size="16pt" style:font-name-asian="OLIVEOIL" style:font-size-asian="16pt" style:font-name-complex="OLIVEOIL" style:font-size-complex="16pt"/>
    </style:style>
    <style:style style:name="T3" style:family="text">
      <style:text-properties fo:color="#000000" style:font-name="OLIVEOIL" fo:font-size="14pt" style:font-name-asian="OLIVEOIL" style:font-size-asian="14pt" style:font-name-complex="OLIVEOIL" style:font-size-complex="14pt"/>
    </style:style>
    <style:style style:name="T4" style:family="text">
      <style:text-properties fo:color="#000000" style:font-name="OzHandicraft BT" fo:font-size="16pt" style:font-name-asian="OzHandicraft BT" style:font-size-asian="16pt" style:font-name-complex="OzHandicraft BT" style:font-size-complex="16pt"/>
    </style:style>
    <style:style style:name="T5" style:family="text">
      <style:text-properties fo:color="#000000" style:font-name="OzHandicraft BT" fo:font-size="16pt" style:text-underline-style="solid" style:text-underline-width="auto" style:text-underline-color="font-color" style:font-name-asian="OzHandicraft BT" style:font-size-asian="16pt" style:font-name-complex="OzHandicraft BT" style:font-size-complex="16pt"/>
    </style:style>
    <style:style style:name="T6" style:family="text">
      <style:text-properties fo:color="#000000" style:font-name="OzHandicraft BT" fo:font-size="14pt" style:font-name-asian="OzHandicraft BT" style:font-size-asian="14pt" style:font-name-complex="OzHandicraft BT" style:font-size-complex="14pt"/>
    </style:style>
    <style:style style:name="T7" style:family="text">
      <style:text-properties fo:color="#000000" style:font-name="Palatino Linotype" fo:font-size="16pt" style:font-name-asian="Palatino Linotype" style:font-size-asian="16pt" style:font-name-complex="Palatino Linotype" style:font-size-complex="16pt"/>
    </style:style>
    <style:style style:name="T8" style:family="text">
      <style:text-properties officeooo:rsid="00173a60"/>
    </style:style>
    <style:style style:name="T9" style:family="text">
      <style:text-properties officeooo:rsid="001759a5"/>
    </style:style>
    <style:style style:name="T10" style:family="text">
      <style:text-properties officeooo:rsid="0017f6f5"/>
    </style:style>
    <style:style style:name="T11" style:family="text">
      <style:text-properties officeooo:rsid="001cb977"/>
    </style:style>
    <style:style style:name="T12" style:family="text">
      <style:text-properties officeooo:rsid="001d5c9e"/>
    </style:style>
    <style:style style:name="T13" style:family="text">
      <style:text-properties officeooo:rsid="001dbb53"/>
    </style:style>
    <style:style style:name="T14" style:family="text">
      <style:text-properties officeooo:rsid="001f8bae"/>
    </style:style>
    <style:style style:name="T15" style:family="text">
      <style:text-properties officeooo:rsid="0020ab42"/>
    </style:style>
    <style:style style:name="T16" style:family="text">
      <style:text-properties officeooo:rsid="00219e98"/>
    </style:style>
    <style:style style:name="T17" style:family="text">
      <style:text-properties officeooo:rsid="0022a728"/>
    </style:style>
    <style:style style:name="T18" style:family="text">
      <style:text-properties officeooo:rsid="00236719"/>
    </style:style>
    <style:style style:name="T19" style:family="text">
      <style:text-properties officeooo:rsid="002402a7"/>
    </style:style>
    <style:style style:name="T20" style:family="text">
      <style:text-properties officeooo:rsid="0025f6a5"/>
    </style:style>
    <style:style style:name="T21" style:family="text">
      <style:text-properties officeooo:rsid="00279790"/>
    </style:style>
    <style:style style:name="T22" style:family="text">
      <style:text-properties officeooo:rsid="00297944"/>
    </style:style>
    <style:style style:name="T23" style:family="text">
      <style:text-properties officeooo:rsid="002ab097"/>
    </style:style>
    <style:style style:name="T24" style:family="text">
      <style:text-properties officeooo:rsid="002c9c67"/>
    </style:style>
    <style:style style:name="fr1" style:family="graphic" style:parent-style-name="GraphicFrame_5f_0">
      <style:graphic-properties style:vertical-pos="from-top" style:vertical-rel="page" style:horizontal-pos="from-left" style:horizontal-rel="page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3" style:family="graphic" style:parent-style-name="GraphicFrame_5f_1">
      <style:graphic-properties style:vertical-pos="from-top" style:vertical-rel="page" style:horizontal-pos="from-left" style:horizontal-rel="page-end-margin" draw:ole-draw-aspect="1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3333" draw:textarea-vertical-align="middle" draw:auto-grow-height="false" fo:min-height="0.27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Object0" text:anchor-type="paragraph" svg:x="6.35cm" svg:y="0.953cm" svg:width="6.108cm" svg:height="3.357cm" draw:z-index="0"><draw:object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2"/>
      <text:p text:style-name="P2"/>
      <text:p text:style-name="P2"/>
      <text:p text:style-name="P2"/>
      <text:p text:style-name="P14"/>
      <text:p text:style-name="P2"/>
      <text:p text:style-name="P2"/>
      <text:p text:style-name="P4"/>
      <text:p text:style-name="P5"><draw:frame draw:style-name="fr3" draw:name="Object1" text:anchor-type="paragraph" svg:x="-7.696cm" svg:y="6.454cm" svg:width="6.279cm" svg:height="11.294cm" draw:z-index="1"><draw:object xlink:href="./Object 2" xlink:type="simple" xlink:show="embed" xlink:actuate="onLoad"/><draw:image xlink:href="./ObjectReplacements/Object 2" xlink:type="simple" xlink:show="embed" xlink:actuate="onLoad"/></draw:frame>Beer Name: <text:s text:c="3"/><text:span text:style-name="T12">Basil Ale</text:span> <text:s text:c="61"/></text:p>
      <text:p text:style-name="P5">Brew Date: <text:s text:c="4"/><text:span text:style-name="T12">June 26’20</text:span> <text:s text:c="64"/></text:p>
      <text:p text:style-name="P1"><text:span text:style-name="T4">Batch Size:</text:span><text:span text:style-name="T7"> 10 gal</text:span><text:span text:style-name="T4"><text:tab/><text:tab/><text:tab/></text:span></text:p>
      <text:p text:style-name="P1"><text:span text:style-name="T4">Target OG/◦P:</text:span><text:span text:style-name="T2"><text:tab/> <text:s text:c="15"/><text:tab/><text:tab/><text:tab/><text:tab/></text:span><text:span text:style-name="T1"> <text:s/></text:span></text:p>
      <text:p text:style-name="P1"><draw:line text:anchor-type="paragraph" draw:z-index="2" draw:style-name="gr1" draw:text-style-name="P18" svg:x1="1.543cm" svg:y1="0.624cm" svg:x2="1.622cm" svg:y2="6.577cm"><text:p/></draw:line><draw:line text:anchor-type="paragraph" draw:z-index="3" draw:style-name="gr1" draw:text-style-name="P18" svg:x1="3.29cm" svg:y1="0.462cm" svg:x2="3.369cm" svg:y2="6.415cm"><text:p/></draw:line><text:span text:style-name="T5">Amnt lb/kg <text:s/>Ingredient <text:s text:c="12"/></text:span><text:span text:style-name="T4"><text:s text:c="2"/></text:span></text:p>
      <text:p text:style-name="P8"><draw:line text:anchor-type="paragraph" draw:z-index="5" draw:style-name="gr1" draw:text-style-name="P18" svg:x1="7.497cm" svg:y1="0.564cm" svg:x2="7.576cm" svg:y2="4.004cm"><text:p/></draw:line>16 <text:s text:c="6"/># <text:s text:c="8"/>Golden Promise <text:s text:c="6"/></text:p>
      <text:p text:style-name="P8">2 <text:s text:c="8"/># <text:s text:c="8"/>Rye <text:s/></text:p>
      <text:p text:style-name="P8">2 <text:s text:c="8"/># <text:s text:c="8"/>Flaked <text:span text:style-name="T13">spelt</text:span> </text:p>
      <text:p text:style-name="P8">340 <text:s text:c="4"/>g <text:s text:c="9"/>Crystal &lt;60l</text:p>
      <text:p text:style-name="P5"/>
      <text:p text:style-name="P8"><draw:custom-shape text:anchor-type="paragraph" draw:z-index="7" draw:style-name="gr2" draw:text-style-name="P19" svg:width="0.586cm" svg:height="0.812cm" svg:x="16.36cm" svg:y="0.099cm"><text:p/><draw:enhanced-geometry svg:viewBox="0 0 21600 21600" draw:text-areas="6722 8256 14878 15460" draw:type="star5" draw:enhanced-path="M 10797 0 L 8278 8256 0 8256 6722 13405 4198 21600 10797 16580 17401 21600 14878 13405 21600 8256 13321 8256 10797 0 Z N"/></draw:custom-shape>1 <text:s text:c="8"/>tsp <text:s text:c="7"/>NaCl(mash)</text:p>
      <text:p text:style-name="P8">1 <text:s text:c="8"/>tsp <text:s text:c="7"/>NaCl(sparge)</text:p>
      <text:p text:style-name="P8">5 <text:s text:c="8"/>tsp <text:s text:c="7"/>supercharge</text:p>
      <text:p text:style-name="P8">2 <text:s text:c="8"/>tabs <text:s text:c="5"/>Irish Moss </text:p>
      <text:p text:style-name="P8">15 <text:s text:c="7"/>g <text:s text:c="9"/>Mauribrew Yeast</text:p>
      <text:p text:style-name="P5"/>
      <text:p text:style-name="P5">Qt <text:s/>oz/g <text:s text:c="2"/>Hop/Seasoning <text:s text:c="14"/><text:span text:style-name="T10">Time:</text:span></text:p>
      <text:p text:style-name="P7"><draw:line text:anchor-type="paragraph" draw:z-index="4" draw:style-name="gr1" draw:text-style-name="P18" svg:x1="2.549cm" svg:y1="0.012cm" svg:x2="2.628cm" svg:y2="3.452cm"><text:p/></draw:line><text:s/><text:span text:style-name="T12">28 <text:s text:c="4"/>g <text:s text:c="5"/>Target <text:s text:c="26"/>60 min</text:span></text:p>
      <text:p text:style-name="P8">1/2c <text:s text:c="11"/>Purple Basil <text:s text:c="17"/>30 min <text:s/></text:p>
      <text:p text:style-name="P8">56 <text:s text:c="4"/>g <text:s text:c="6"/>Goldings <text:s text:c="23"/>10 min</text:p>
      <text:p text:style-name="P8">56 <text:s text:c="4"/>g <text:s text:c="6"/>Goldings <text:s text:c="21"/>flameout</text:p>
      <text:p text:style-name="P13">1/2 <text:s text:c="9"/>c <text:s text:c="7"/>Purple Basil <text:s text:c="23"/>flameout</text:p>
      <text:p text:style-name="P1"/>
      <text:p text:style-name="P6"><text:s text:c="794"/></text:p>
      <text:p text:style-name="P6"/>
      <text:p text:style-name="P10">Stage <text:s text:c="13"/>Date <text:s text:c="17"/></text:p>
      <text:p text:style-name="P9">Primary:</text:p>
      <text:p text:style-name="P9">Racked:<text:tab/><text:tab/><text:tab/><text:tab/><text:tab/><text:tab/></text:p>
      <text:p text:style-name="P9">Bottled:<text:tab/><text:tab/><text:tab/><text:tab/><text:tab/><text:tab/></text:p>
      <text:p text:style-name="P9">Kegged:</text:p>
      <text:p text:style-name="P9">Re-Kegged:</text:p>
      <text:p text:style-name="P1"><text:span text:style-name="T6">Purged:</text:span><text:span text:style-name="T3"><text:tab/><text:tab/><text:tab/><text:tab/><text:tab/><text:tab/>Charged:</text:span></text:p>
      <text:p text:style-name="P9"/>
      <text:p text:style-name="P9"/>
      <text:p text:style-name="P9"/>
      <text:p text:style-name="P9"><draw:frame draw:style-name="fr2" draw:name="Object2" text:anchor-type="paragraph" svg:x="9.204cm" svg:y="-0.152cm" svg:width="11.746cm" svg:height="8.999cm" draw:z-index="6"><draw:object xlink:href="./Object 3" xlink:type="simple" xlink:show="embed" xlink:actuate="onLoad"/><draw:image xlink:href="./ObjectReplacements/Object 3" xlink:type="simple" xlink:show="embed" xlink:actuate="onLoad"/></draw:frame><text:soft-page-break/>Start Time:<text:span text:style-name="T14">7:30</text:span></text:p>
      <text:p text:style-name="P9">Fill mash tun:<text:tab/></text:p>
      <text:p text:style-name="P9">Fill sparge kettle:<text:tab/><text:tab/><text:tab/><text:tab/></text:p>
      <text:p text:style-name="P9">Fire burners: am</text:p>
      <text:p text:style-name="P16">Heat Mash Tun : Target Temp: <text:span text:style-name="T8">66-68</text:span> <text:s text:c="2"/></text:p>
      <text:p text:style-name="P9">Heat Sparge Kettle: Target Temp: <text:span text:style-name="T8">75</text:span></text:p>
      <text:p text:style-name="P9">Target Temp (Mash): <text:span text:style-name="T8">66-68</text:span></text:p>
      <text:p text:style-name="P9">Grind grain: <text:s text:c="2"/><text:span text:style-name="T14">8:15</text:span> </text:p>
      <text:p text:style-name="P9">Strike Temp: <text:span text:style-name="T15">69.9</text:span></text:p>
      <text:p text:style-name="P9">Mash in: <text:span text:style-name="T15">8:25</text:span></text:p>
      <text:p text:style-name="P9">Temp: <text:span text:style-name="T15">64.3</text:span></text:p>
      <text:p text:style-name="P9">Mash: Duration: <text:s text:c="3"/><text:span text:style-name="T9">90 </text:span>minutes <text:s text:c="7"/></text:p>
      <text:p text:style-name="P9">Start: <text:s text:c="2"/><text:span text:style-name="T15">8:25</text:span> <text:s text:c="5"/>Finish: <text:s/><text:span text:style-name="T15">9:55</text:span></text:p>
      <text:p text:style-name="P9">Heat (to deactivate enzymes)<text:tab/><text:tab/></text:p>
      <text:p text:style-name="P11">Target Temp: <text:span text:style-name="T9">75.5</text:span> <text:s text:c="2"/></text:p>
      <text:p text:style-name="P11">Start: <text:span text:style-name="T15">9:55</text:span> <text:s text:c="2"/>Finish: <text:s/><text:span text:style-name="T16">10:15</text:span> </text:p>
      <text:p text:style-name="P9">Heat Sparge H20 (Target<text:span text:style-name="T11">80</text:span>◦) <text:s text:c="7"/></text:p>
      <text:p text:style-name="P9">Sparge: Start: <text:s/><text:span text:style-name="T17">10:25</text:span> <text:s text:c="2"/>Finish:<text:span text:style-name="T18">11am</text:span></text:p>
      <text:p text:style-name="P9">Wort collected: <text:s text:c="2"/><text:span text:style-name="T18">between rivets on boiler</text:span></text:p>
      <text:p text:style-name="P9">Boil : Burner On:<text:span text:style-name="T17">10:30</text:span> <text:s text:c="4"/>Rolling Boil: <text:span text:style-name="T19">11:12 <text:s/>Fin sugar break: <text:s/>11:20</text:span></text:p>
      <text:p text:style-name="P12">Duration: 90 min <text:s/>Start: <text:s/><text:span text:style-name="T20">11:20</text:span> <text:s text:c="3"/>Finish: <text:span text:style-name="T20">12:50pm</text:span></text:p>
      <text:p text:style-name="P17">Hops In: <text:s/><text:span text:style-name="T20">11:50</text:span> <text:s/><text:span text:style-name="T20">Basil</text:span> In: <text:span text:style-name="T20">12:20</text:span> <text:s text:c="2"/><text:span text:style-name="T8">Whirflock in:</text:span> <text:span text:style-name="T20">12:35</text:span> Hops in :<text:span text:style-name="T20">12:40</text:span> <text:s text:c="2"/></text:p>
      <text:p text:style-name="P17"><text:span text:style-name="T20">Basil in:</text:span> <text:span text:style-name="T20">12:50</text:span> <text:s/><text:span text:style-name="T20">Hops in: <text:s/>12:50</text:span></text:p>
      <text:p text:style-name="P9">Burner Off: <text:span text:style-name="T21">12:50</text:span></text:p>
      <text:p text:style-name="P9">Rest 15 min <text:s text:c="7"/></text:p>
      <text:p text:style-name="P9">Pump and chill: <text:s text:c="2"/>Start: <text:span text:style-name="T22">12:50</text:span> <text:s text:c="3"/>Finish: <text:s/><text:span text:style-name="T24">1:</text:span> <text:s text:c="3"/></text:p>
      <text:p text:style-name="P9">OG : <text:s text:c="2"/><text:span text:style-name="T23">1.050</text:span></text:p>
      <text:p text:style-name="P9">Yeast: <text:span text:style-name="T23">Dry 97</text:span></text:p>
      <text:p text:style-name="P9">Irish Moss – <text:span text:style-name="T23">2 tabs</text:span></text:p>
      <text:p text:style-name="P3">Notes: <text:s/><text:span text:style-name="T23">hops and basil plugged chiller inle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LIVEOIL" svg:font-family="OLIVEOIL"/>
    <style:font-face style:name="OzHandicraft BT" svg:font-family="'OzHandicraft BT'"/>
    <style:font-face style:name="Palatino Linotype" svg:font-family="'Palatino Linotype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Frame_5f_0" style:display-name="GraphicFrame_0" style:family="graphic">
      <style:graphic-properties svg:width="6.108cm" svg:height="3.357cm" text:anchor-type="paragraph" svg:x="6.35cm" svg:y="0.953cm" style:vertical-pos="from-top" style:vertical-rel="paragraph-content" style:horizontal-pos="from-left" style:horizontal-rel="paragraph-content"/>
    </style:style>
    <style:style style:name="GraphicFrame_5f_1" style:display-name="GraphicFrame_1" style:family="graphic">
      <style:graphic-properties svg:width="6.279cm" svg:height="11.294cm" text:anchor-type="paragraph" svg:x="-7.696cm" svg:y="6.454cm" style:vertical-pos="from-top" style:vertical-rel="paragraph-content" style:horizontal-pos="from-left" style:horizontal-rel="paragraph-conten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318cm" fo:margin-bottom="0.635cm" fo:margin-left="0.639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6-28T13:46:04.329203338</dc:date>
    <meta:editing-duration>PT2H49M51S</meta:editing-duration>
    <meta:editing-cycles>19</meta:editing-cycles>
    <meta:printed-by>peter helmer</meta:printed-by>
    <meta:print-date>2017-10-22T18:33:16.50</meta:print-date>
    <meta:document-statistic meta:table-count="0" meta:image-count="0" meta:object-count="3" meta:page-count="2" meta:paragraph-count="59" meta:word-count="224" meta:character-count="2682" meta:non-whitespace-character-count="106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15.317cm" svg:height="7.658cm" svg:x="0cm" svg:y="0cm">
          <draw:image xlink:href="Pictures/10000000000004B0000002585BC49250.png" xlink:type="simple" xlink:show="embed" xlink:actuate="onLoad">
            <text:p/>
          </draw:image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317cm" fo:page-height="7.6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hadow="hidden" style:mirror="none"/>
    </style:style>
  </office:automatic-styles>
  <office:body>
    <office:drawing>
      <draw:page draw:name="page1" draw:style-name="dp1" draw:master-page-name="Default">
        <draw:frame draw:style-name="gr1" draw:layer="layout" svg:width="8.035cm" svg:height="11.392cm" svg:x="0cm" svg:y="0.002cm">
          <draw:image xlink:href="Pictures/10000000000001230000019E07C377E9.png" xlink:type="simple" xlink:show="embed" xlink:actuate="onLoad">
            <text:p/>
          </draw:image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.035cm" fo:page-height="11.3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CA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55" chart:maximum="85" chart:interval-major="5" chart:interval-minor-divisor="2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745cm" svg:height="8.999cm" xlink:href="." xlink:type="simple" chart:class="chart:line" chart:style-name="ch1">
        <chart:title svg:x="3.577cm" svg:y="0.315cm" chart:style-name="ch2">
          <text:p>Basil Ale June 28'200</text:p>
        </chart:title>
        <chart:legend chart:legend-position="end" svg:x="9.046cm" svg:y="3.441cm" style:legend-expansion="high" chart:style-name="ch3"/>
        <chart:plot-area chart:style-name="ch4" chart:data-source-has-labels="both" svg:x="0.748cm" svg:y="1.297cm" svg:width="8.638cm" svg:height="6.773cm">
          <chartooo:coordinate-region svg:x="1.61cm" svg:y="1.5cm" svg:width="7.776cm" svg:height="5.318cm"/>
          <chart:axis chart:dimension="x" chart:name="primary-x" chart:style-name="ch5" chartooo:axis-type="auto">
            <chartooo:date-scale/>
            <chart:title svg:x="4.724cm" svg:y="8.249cm" chart:style-name="ch6">
              <text:p>time</text:p>
            </chart:title>
            <chart:categories table:cell-range-address="local-table.$A$2:.$A$19"/>
          </chart:axis>
          <chart:axis chart:dimension="y" chart:name="primary-y" chart:style-name="ch7">
            <chart:title svg:x="0cm" svg:y="5.566cm" chart:style-name="ch8">
              <text:p>temperature</text:p>
            </chart:title>
            <chart:grid chart:style-name="ch9" chart:class="major"/>
          </chart:axis>
          <chart:series chart:style-name="ch10" chart:values-cell-range-address="local-table.$B$2:.$B$19" chart:label-cell-address="local-table.$B$1" chart:class="chart:line">
            <chart:data-point chart:repeated="18"/>
          </chart:series>
          <chart:series chart:style-name="ch11" chart:values-cell-range-address="local-table.$C$2:.$C$19" chart:label-cell-address="local-table.$C$1" chart:class="chart:line">
            <chart:data-point chart:repeated="18"/>
          </chart:series>
          <chart:series chart:style-name="ch12" chart:values-cell-range-address="local-table.$D$2:.$D$19" chart:label-cell-address="local-table.$D$1" chart:class="chart:line">
            <chart:data-point chart:repeated="18"/>
          </chart:series>
          <chart:series chart:style-name="ch13" chart:values-cell-range-address="local-table.$E$2:.$E$19" chart:label-cell-address="local-table.$E$1" chart:class="chart:line">
            <chart:data-point chart:repeated="1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rge</text:p>
              </table:table-cell>
              <table:table-cell office:value-type="string">
                <text:p>post coil</text:p>
              </table:table-cell>
              <table:table-cell office:value-type="string">
                <text:p>mashton</text:p>
              </table:table-cell>
              <table:table-cell office:value-type="string">
                <text:p>pump</text:p>
              </table:table-cell>
            </table:table-row>
          </table:table-header-rows>
          <table:table-rows>
            <table:table-row>
              <table:table-cell office:value-type="string">
                <text:p> target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0 (mash in)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64.3">
                <text:p>64.3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66.1">
                <text:p>66.1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9">
                <text:p>69</text:p>
              </table:table-cell>
              <table:table-cell office:value-type="float" office:value="63.1">
                <text:p>63.1</text:p>
              </table:table-cell>
              <table:table-cell office:value-type="float" office:value="65.4">
                <text:p>65.4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">
                <text:p>72</text:p>
              </table:table-cell>
              <table:table-cell office:value-type="float" office:value="67">
                <text:p>67</text:p>
              </table:table-cell>
              <table:table-cell office:value-type="float" office:value="65.8">
                <text:p>65.8</text:p>
              </table:table-cell>
              <table:table-cell office:value-type="float" office:value="67.2">
                <text:p>67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2">
                <text:p>72</text:p>
              </table:table-cell>
              <table:table-cell office:value-type="float" office:value="67.3">
                <text:p>67.3</text:p>
              </table:table-cell>
              <table:table-cell office:value-type="float" office:value="66.5">
                <text:p>66.5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2">
                <text:p>72</text:p>
              </table:table-cell>
              <table:table-cell office:value-type="float" office:value="67.6">
                <text:p>67.6</text:p>
              </table:table-cell>
              <table:table-cell office:value-type="float" office:value="67.1">
                <text:p>67.1</text:p>
              </table:table-cell>
              <table:table-cell office:value-type="float" office:value="68.2">
                <text:p>68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">
                <text:p>71</text:p>
              </table:table-cell>
              <table:table-cell office:value-type="float" office:value="67.3">
                <text:p>67.3</text:p>
              </table:table-cell>
              <table:table-cell office:value-type="float" office:value="67.2">
                <text:p>67.2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67.2">
                <text:p>67.2</text:p>
              </table:table-cell>
              <table:table-cell office:value-type="float" office:value="67.2">
                <text:p>67.2</text:p>
              </table:table-cell>
              <table:table-cell office:value-type="float" office:value="67.9">
                <text:p>67.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0">
                <text:p>70</text:p>
              </table:table-cell>
              <table:table-cell office:value-type="float" office:value="67">
                <text:p>67</text:p>
              </table:table-cell>
              <table:table-cell office:value-type="float" office:value="66.8">
                <text:p>66.8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1">
                <text:p>71</text:p>
              </table:table-cell>
              <table:table-cell office:value-type="float" office:value="67.1">
                <text:p>67.1</text:p>
              </table:table-cell>
              <table:table-cell office:value-type="float" office:value="66.8">
                <text:p>66.8</text:p>
              </table:table-cell>
              <table:table-cell office:value-type="float" office:value="67.7">
                <text:p>67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1">
                <text:p>71</text:p>
              </table:table-cell>
              <table:table-cell office:value-type="float" office:value="71.3">
                <text:p>71.3</text:p>
              </table:table-cell>
              <table:table-cell office:value-type="float" office:value="72.4">
                <text:p>72.4</text:p>
              </table:table-cell>
              <table:table-cell office:value-type="float" office:value="71.2">
                <text:p>71.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0">
                <text:p>80</text:p>
              </table:table-cell>
              <table:table-cell office:value-type="float" office:value="75.2">
                <text:p>75.2</text:p>
              </table:table-cell>
              <table:table-cell office:value-type="float" office:value="74.5">
                <text:p>74.5</text:p>
              </table:table-cell>
              <table:table-cell office:value-type="float" office:value="75.6">
                <text:p>75.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